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YouTube Noto" svg:font-family="'YouTube Noto',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f125" officeooo:paragraph-rsid="0013958e"/>
    </style:style>
    <style:style style:name="P2" style:family="paragraph" style:parent-style-name="Standard">
      <style:text-properties officeooo:rsid="000252d1" officeooo:paragraph-rsid="0013958e"/>
    </style:style>
    <style:style style:name="P3" style:family="paragraph" style:parent-style-name="Standard">
      <style:text-properties fo:font-size="15pt" fo:font-weight="bold" officeooo:rsid="0074b508" officeooo:paragraph-rsid="0013958e" style:font-size-asian="15pt" style:font-weight-asian="bold" style:font-size-complex="15pt" style:font-weight-complex="bold"/>
    </style:style>
    <style:style style:name="P4" style:family="paragraph" style:parent-style-name="Standard">
      <style:text-properties fo:font-size="15pt" fo:font-weight="bold" officeooo:rsid="007c8cfb" officeooo:paragraph-rsid="0013958e" style:font-size-asian="15pt" style:font-weight-asian="bold" style:font-size-complex="15pt" style:font-weight-complex="bold"/>
    </style:style>
    <style:style style:name="P5" style:family="paragraph" style:parent-style-name="Standard">
      <style:text-properties fo:font-size="15pt" fo:font-weight="bold" officeooo:rsid="007fa03a" officeooo:paragraph-rsid="0013958e" style:font-size-asian="15pt" style:font-weight-asian="bold" style:font-size-complex="15pt" style:font-weight-complex="bold"/>
    </style:style>
    <style:style style:name="P6" style:family="paragraph" style:parent-style-name="Standard">
      <style:text-properties fo:font-weight="normal" officeooo:rsid="0076be12" officeooo:paragraph-rsid="0013958e" style:font-weight-asian="normal" style:font-weight-complex="normal"/>
    </style:style>
    <style:style style:name="P7" style:family="paragraph" style:parent-style-name="Standard">
      <style:text-properties fo:font-weight="normal" officeooo:rsid="007b865b" officeooo:paragraph-rsid="0013958e" style:font-weight-asian="normal" style:font-weight-complex="normal"/>
    </style:style>
    <style:style style:name="P8" style:family="paragraph" style:parent-style-name="Standard">
      <style:text-properties fo:font-weight="normal" officeooo:rsid="0091cdf9" officeooo:paragraph-rsid="0091cdf9" style:font-weight-asian="normal" style:font-weight-complex="normal"/>
    </style:style>
    <style:style style:name="P9" style:family="paragraph" style:parent-style-name="Standard">
      <style:text-properties fo:font-weight="normal" officeooo:rsid="0098297f" officeooo:paragraph-rsid="0098297f" style:font-weight-asian="normal" style:font-weight-complex="normal"/>
    </style:style>
    <style:style style:name="P10" style:family="paragraph" style:parent-style-name="Standard">
      <style:text-properties fo:color="#000000" fo:font-weight="normal" officeooo:rsid="002b65c4" officeooo:paragraph-rsid="0013958e" style:font-weight-asian="normal" style:font-weight-complex="normal"/>
    </style:style>
    <style:style style:name="P11" style:family="paragraph" style:parent-style-name="Standard">
      <style:text-properties fo:color="#000000" fo:font-size="12pt" fo:font-weight="normal" officeooo:rsid="0061e5ed" officeooo:paragraph-rsid="0061e5ed" style:font-size-asian="12pt" style:font-weight-asian="normal" style:font-size-complex="12pt" style:font-weight-complex="normal"/>
    </style:style>
    <style:style style:name="P12" style:family="paragraph" style:parent-style-name="Standard">
      <style:text-properties fo:color="#000000" fo:font-size="12pt" fo:font-weight="normal" officeooo:rsid="0066e969" officeooo:paragraph-rsid="0066e969" style:font-size-asian="12pt" style:font-weight-asian="normal" style:font-size-complex="12pt" style:font-weight-complex="normal"/>
    </style:style>
    <style:style style:name="P13" style:family="paragraph" style:parent-style-name="Standard">
      <style:text-properties fo:color="#000000" fo:font-size="12pt" fo:font-weight="normal" officeooo:rsid="00695850" officeooo:paragraph-rsid="00695850" style:font-size-asian="12pt" style:font-weight-asian="normal" style:font-size-complex="12pt" style:font-weight-complex="normal"/>
    </style:style>
    <style:style style:name="P14" style:family="paragraph" style:parent-style-name="Standard">
      <style:text-properties fo:color="#000000" fo:font-size="12pt" fo:font-weight="normal" officeooo:rsid="006a471d" officeooo:paragraph-rsid="006a471d" style:font-size-asian="12pt" style:font-weight-asian="normal" style:font-size-complex="12pt" style:font-weight-complex="normal"/>
    </style:style>
    <style:style style:name="P15" style:family="paragraph" style:parent-style-name="Standard">
      <style:text-properties fo:color="#000000" officeooo:rsid="009fac83" officeooo:paragraph-rsid="009fac83"/>
    </style:style>
    <style:style style:name="P16" style:family="paragraph" style:parent-style-name="Standard">
      <style:text-properties fo:font-size="12pt" fo:font-weight="normal" officeooo:rsid="00932742" officeooo:paragraph-rsid="00932742" style:font-size-asian="10.5pt" style:font-weight-asian="normal" style:font-size-complex="12pt" style:font-weight-complex="normal"/>
    </style:style>
    <style:style style:name="P17" style:family="paragraph" style:parent-style-name="Standard">
      <style:text-properties fo:font-size="12pt" fo:font-weight="normal" officeooo:rsid="0017bf2b" officeooo:paragraph-rsid="0017bf2b" style:font-size-asian="12pt" style:font-weight-asian="normal" style:font-size-complex="12pt" style:font-weight-complex="normal"/>
    </style:style>
    <style:style style:name="P18" style:family="paragraph" style:parent-style-name="Standard">
      <style:text-properties fo:font-size="12pt" fo:font-weight="normal" officeooo:rsid="001d4a42" officeooo:paragraph-rsid="001d4a42" style:font-size-asian="12pt" style:font-weight-asian="normal" style:font-size-complex="12pt" style:font-weight-complex="normal"/>
    </style:style>
    <style:style style:name="P19" style:family="paragraph" style:parent-style-name="Standard">
      <style:text-properties fo:font-size="12pt" fo:font-weight="normal" officeooo:rsid="001f6b10" officeooo:paragraph-rsid="001f6b10" style:font-size-asian="12pt" style:font-weight-asian="normal" style:font-size-complex="12pt" style:font-weight-complex="normal"/>
    </style:style>
    <style:style style:name="P20" style:family="paragraph" style:parent-style-name="Standard">
      <style:text-properties fo:font-size="12pt" fo:font-weight="normal" officeooo:rsid="0020545f" officeooo:paragraph-rsid="0020545f" style:font-size-asian="12pt" style:font-weight-asian="normal" style:font-size-complex="12pt" style:font-weight-complex="normal"/>
    </style:style>
    <style:style style:name="P21" style:family="paragraph" style:parent-style-name="Standard">
      <style:text-properties fo:font-size="12pt" fo:font-weight="normal" officeooo:rsid="002252dc" officeooo:paragraph-rsid="002252dc" style:font-size-asian="12pt" style:font-weight-asian="normal" style:font-size-complex="12pt" style:font-weight-complex="normal"/>
    </style:style>
    <style:style style:name="P22" style:family="paragraph" style:parent-style-name="Standard">
      <style:text-properties fo:font-size="12pt" fo:font-weight="normal" officeooo:rsid="00232974" officeooo:paragraph-rsid="00232974" style:font-size-asian="12pt" style:font-weight-asian="normal" style:font-size-complex="12pt" style:font-weight-complex="normal"/>
    </style:style>
    <style:style style:name="P23" style:family="paragraph" style:parent-style-name="Standard">
      <style:text-properties fo:font-size="12pt" fo:font-weight="normal" officeooo:rsid="0026bfd2" officeooo:paragraph-rsid="0026bfd2" style:font-size-asian="12pt" style:font-weight-asian="normal" style:font-size-complex="12pt" style:font-weight-complex="normal"/>
    </style:style>
    <style:style style:name="P24" style:family="paragraph" style:parent-style-name="Standard">
      <style:text-properties fo:font-size="12pt" fo:font-weight="normal" officeooo:rsid="002a8f83" officeooo:paragraph-rsid="002a8f83" style:font-size-asian="12pt" style:font-weight-asian="normal" style:font-size-complex="12pt" style:font-weight-complex="normal"/>
    </style:style>
    <style:style style:name="P25" style:family="paragraph" style:parent-style-name="Standard">
      <style:text-properties fo:font-size="12pt" fo:font-weight="normal" officeooo:rsid="002a91b2" officeooo:paragraph-rsid="002a91b2" style:font-size-asian="12pt" style:font-weight-asian="normal" style:font-size-complex="12pt" style:font-weight-complex="normal"/>
    </style:style>
    <style:style style:name="P26" style:family="paragraph" style:parent-style-name="Standard">
      <style:text-properties fo:font-size="12pt" fo:font-weight="normal" officeooo:rsid="002ba546" officeooo:paragraph-rsid="002ba546" style:font-size-asian="12pt" style:font-weight-asian="normal" style:font-size-complex="12pt" style:font-weight-complex="normal"/>
    </style:style>
    <style:style style:name="P27" style:family="paragraph" style:parent-style-name="Standard">
      <style:text-properties fo:font-size="12pt" fo:font-weight="normal" officeooo:rsid="002bbbea" officeooo:paragraph-rsid="002bbbea" style:font-size-asian="12pt" style:font-weight-asian="normal" style:font-size-complex="12pt" style:font-weight-complex="normal"/>
    </style:style>
    <style:style style:name="P28" style:family="paragraph" style:parent-style-name="Standard">
      <style:text-properties fo:font-size="12pt" fo:font-weight="normal" officeooo:rsid="002f43d0" officeooo:paragraph-rsid="002f43d0" style:font-size-asian="12pt" style:font-weight-asian="normal" style:font-size-complex="12pt" style:font-weight-complex="normal"/>
    </style:style>
    <style:style style:name="P29" style:family="paragraph" style:parent-style-name="Standard">
      <style:text-properties fo:font-size="12pt" fo:font-weight="normal" officeooo:rsid="0031ca26" officeooo:paragraph-rsid="0031ca26" style:font-size-asian="12pt" style:font-weight-asian="normal" style:font-size-complex="12pt" style:font-weight-complex="normal"/>
    </style:style>
    <style:style style:name="P30" style:family="paragraph" style:parent-style-name="Standard">
      <style:text-properties fo:font-size="12pt" fo:font-weight="normal" officeooo:rsid="00347005" officeooo:paragraph-rsid="00347005" style:font-size-asian="12pt" style:font-weight-asian="normal" style:font-size-complex="12pt" style:font-weight-complex="normal"/>
    </style:style>
    <style:style style:name="P31" style:family="paragraph" style:parent-style-name="Standard">
      <style:text-properties fo:font-size="12pt" fo:font-weight="normal" officeooo:rsid="003e9f78" officeooo:paragraph-rsid="003e9f78" style:font-size-asian="12pt" style:font-weight-asian="normal" style:font-size-complex="12pt" style:font-weight-complex="normal"/>
    </style:style>
    <style:style style:name="P32" style:family="paragraph" style:parent-style-name="Standard">
      <style:text-properties fo:font-size="12pt" fo:font-weight="normal" officeooo:rsid="0043e40f" officeooo:paragraph-rsid="0043e40f" style:font-size-asian="12pt" style:font-weight-asian="normal" style:font-size-complex="12pt" style:font-weight-complex="normal"/>
    </style:style>
    <style:style style:name="P33" style:family="paragraph" style:parent-style-name="Standard">
      <style:text-properties fo:font-size="12pt" fo:font-weight="normal" officeooo:rsid="0043e40f" officeooo:paragraph-rsid="009694f2" style:font-size-asian="12pt" style:font-weight-asian="normal" style:font-size-complex="12pt" style:font-weight-complex="normal"/>
    </style:style>
    <style:style style:name="P34" style:family="paragraph" style:parent-style-name="Standard">
      <style:text-properties fo:font-size="12pt" fo:font-weight="normal" officeooo:rsid="00493bce" officeooo:paragraph-rsid="00493bce" style:font-size-asian="12pt" style:font-weight-asian="normal" style:font-size-complex="12pt" style:font-weight-complex="normal"/>
    </style:style>
    <style:style style:name="P35" style:family="paragraph" style:parent-style-name="Standard">
      <style:text-properties fo:font-size="12pt" fo:font-weight="normal" officeooo:rsid="004a6900" officeooo:paragraph-rsid="004a6900" style:font-size-asian="12pt" style:font-weight-asian="normal" style:font-size-complex="12pt" style:font-weight-complex="normal"/>
    </style:style>
    <style:style style:name="P36" style:family="paragraph" style:parent-style-name="Standard">
      <style:text-properties fo:font-size="12pt" fo:font-weight="normal" officeooo:rsid="004d2a78" officeooo:paragraph-rsid="004d2a78" style:font-size-asian="12pt" style:font-weight-asian="normal" style:font-size-complex="12pt" style:font-weight-complex="normal"/>
    </style:style>
    <style:style style:name="P37" style:family="paragraph" style:parent-style-name="Standard">
      <style:text-properties fo:font-size="12pt" fo:font-weight="normal" officeooo:rsid="004ffe40" officeooo:paragraph-rsid="004ffe40" style:font-size-asian="12pt" style:font-weight-asian="normal" style:font-size-complex="12pt" style:font-weight-complex="normal"/>
    </style:style>
    <style:style style:name="P38" style:family="paragraph" style:parent-style-name="Standard">
      <style:text-properties fo:font-size="12pt" fo:font-weight="normal" officeooo:rsid="00572902" officeooo:paragraph-rsid="00572902" style:font-size-asian="12pt" style:font-weight-asian="normal" style:font-size-complex="12pt" style:font-weight-complex="normal"/>
    </style:style>
    <style:style style:name="P39" style:family="paragraph" style:parent-style-name="Standard">
      <style:text-properties fo:font-size="12pt" fo:font-weight="normal" officeooo:rsid="00572902" officeooo:paragraph-rsid="0061e5ed" style:font-size-asian="12pt" style:font-weight-asian="normal" style:font-size-complex="12pt" style:font-weight-complex="normal"/>
    </style:style>
    <style:style style:name="P40" style:family="paragraph" style:parent-style-name="Standard">
      <style:text-properties fo:font-size="12pt" fo:font-weight="normal" officeooo:rsid="00572902" officeooo:paragraph-rsid="007425a6" style:font-size-asian="12pt" style:font-weight-asian="normal" style:font-size-complex="12pt" style:font-weight-complex="normal"/>
    </style:style>
    <style:style style:name="P41" style:family="paragraph" style:parent-style-name="Standard">
      <style:text-properties fo:font-size="12pt" fo:font-weight="normal" officeooo:rsid="0070f34d" officeooo:paragraph-rsid="007425a6" style:font-size-asian="12pt" style:font-weight-asian="normal" style:font-size-complex="12pt" style:font-weight-complex="normal"/>
    </style:style>
    <style:style style:name="P42" style:family="paragraph" style:parent-style-name="Standard">
      <style:text-properties fo:font-size="12pt" fo:font-weight="normal" officeooo:rsid="006e91e8" officeooo:paragraph-rsid="006e91e8" style:font-size-asian="12pt" style:font-weight-asian="normal" style:font-size-complex="12pt" style:font-weight-complex="normal"/>
    </style:style>
    <style:style style:name="P43" style:family="paragraph" style:parent-style-name="Standard">
      <style:text-properties fo:font-size="12pt" fo:font-weight="normal" officeooo:rsid="00781195" officeooo:paragraph-rsid="00781195" style:font-size-asian="12pt" style:font-weight-asian="normal" style:font-size-complex="12pt" style:font-weight-complex="normal"/>
    </style:style>
    <style:style style:name="P44" style:family="paragraph" style:parent-style-name="Standard">
      <style:text-properties fo:font-size="12pt" fo:font-weight="normal" officeooo:rsid="007a64ca" officeooo:paragraph-rsid="007a64ca" style:font-size-asian="12pt" style:font-weight-asian="normal" style:font-size-complex="12pt" style:font-weight-complex="normal"/>
    </style:style>
    <style:style style:name="P45" style:family="paragraph" style:parent-style-name="Standard">
      <style:text-properties fo:font-size="12pt" fo:font-weight="normal" officeooo:rsid="007daa70" officeooo:paragraph-rsid="007daa70" style:font-size-asian="12pt" style:font-weight-asian="normal" style:font-size-complex="12pt" style:font-weight-complex="normal"/>
    </style:style>
    <style:style style:name="P46" style:family="paragraph" style:parent-style-name="Standard">
      <style:text-properties fo:font-size="12pt" fo:font-weight="normal" officeooo:rsid="0080a016" officeooo:paragraph-rsid="0080a016" style:font-size-asian="12pt" style:font-weight-asian="normal" style:font-size-complex="12pt" style:font-weight-complex="normal"/>
    </style:style>
    <style:style style:name="P47" style:family="paragraph" style:parent-style-name="Standard">
      <style:text-properties fo:font-size="12pt" fo:font-weight="normal" officeooo:rsid="008105ef" officeooo:paragraph-rsid="008105ef" style:font-size-asian="12pt" style:font-weight-asian="normal" style:font-size-complex="12pt" style:font-weight-complex="normal"/>
    </style:style>
    <style:style style:name="P48" style:family="paragraph" style:parent-style-name="Standard">
      <style:text-properties fo:font-size="12pt" fo:font-weight="normal" officeooo:rsid="0084c4f7" officeooo:paragraph-rsid="0084c4f7" style:font-size-asian="12pt" style:font-weight-asian="normal" style:font-size-complex="12pt" style:font-weight-complex="normal"/>
    </style:style>
    <style:style style:name="P49" style:family="paragraph" style:parent-style-name="Standard">
      <style:text-properties fo:font-size="12pt" fo:font-weight="normal" officeooo:rsid="00878693" officeooo:paragraph-rsid="00878693" style:font-size-asian="12pt" style:font-weight-asian="normal" style:font-size-complex="12pt" style:font-weight-complex="normal"/>
    </style:style>
    <style:style style:name="P50" style:family="paragraph" style:parent-style-name="Standard">
      <style:text-properties fo:font-size="12pt" fo:font-weight="normal" officeooo:rsid="00890a64" officeooo:paragraph-rsid="00890a64" style:font-size-asian="12pt" style:font-weight-asian="normal" style:font-size-complex="12pt" style:font-weight-complex="normal"/>
    </style:style>
    <style:style style:name="P51" style:family="paragraph" style:parent-style-name="Standard">
      <style:text-properties fo:font-size="12pt" fo:font-weight="normal" officeooo:rsid="00890a64" officeooo:paragraph-rsid="009c5964" style:font-size-asian="12pt" style:font-weight-asian="normal" style:font-size-complex="12pt" style:font-weight-complex="normal"/>
    </style:style>
    <style:style style:name="P52" style:family="paragraph" style:parent-style-name="Standard">
      <style:text-properties fo:font-size="12pt" fo:font-weight="normal" officeooo:rsid="0089cc93" officeooo:paragraph-rsid="0089cc93" style:font-size-asian="12pt" style:font-weight-asian="normal" style:font-size-complex="12pt" style:font-weight-complex="normal"/>
    </style:style>
    <style:style style:name="P53" style:family="paragraph" style:parent-style-name="Standard">
      <style:text-properties fo:font-size="12pt" fo:font-weight="normal" officeooo:rsid="008a0394" officeooo:paragraph-rsid="008a0394" style:font-size-asian="12pt" style:font-weight-asian="normal" style:font-size-complex="12pt" style:font-weight-complex="normal"/>
    </style:style>
    <style:style style:name="P54" style:family="paragraph" style:parent-style-name="Standard">
      <style:text-properties fo:font-size="12pt" fo:font-weight="normal" officeooo:rsid="008d6279" officeooo:paragraph-rsid="008d6279" style:font-size-asian="12pt" style:font-weight-asian="normal" style:font-size-complex="12pt" style:font-weight-complex="normal"/>
    </style:style>
    <style:style style:name="P55" style:family="paragraph" style:parent-style-name="Standard">
      <style:text-properties fo:font-size="12pt" fo:font-weight="normal" officeooo:rsid="008d99d9" officeooo:paragraph-rsid="008d99d9" style:font-size-asian="12pt" style:font-weight-asian="normal" style:font-size-complex="12pt" style:font-weight-complex="normal"/>
    </style:style>
    <style:style style:name="P56" style:family="paragraph" style:parent-style-name="Standard">
      <style:text-properties fo:font-size="12pt" fo:font-weight="normal" officeooo:rsid="0091714b" officeooo:paragraph-rsid="0091714b" style:font-size-asian="12pt" style:font-weight-asian="normal" style:font-size-complex="12pt" style:font-weight-complex="normal"/>
    </style:style>
    <style:style style:name="P57" style:family="paragraph" style:parent-style-name="Standard">
      <style:text-properties officeooo:rsid="0074b508" officeooo:paragraph-rsid="0013958e"/>
    </style:style>
    <style:style style:name="P58" style:family="paragraph" style:parent-style-name="Standard">
      <style:text-properties officeooo:rsid="0074b508" officeooo:paragraph-rsid="009fac83"/>
    </style:style>
    <style:style style:name="P59" style:family="paragraph" style:parent-style-name="Standard">
      <style:text-properties officeooo:rsid="0012d5de" officeooo:paragraph-rsid="0013958e"/>
    </style:style>
    <style:style style:name="P60" style:family="paragraph" style:parent-style-name="Standard">
      <style:text-properties fo:color="#3333ff" fo:font-size="12pt" fo:font-weight="normal" officeooo:rsid="005e9a8c" officeooo:paragraph-rsid="005e9a8c" style:font-size-asian="12pt" style:font-weight-asian="normal" style:font-size-complex="12pt" style:font-weight-complex="normal"/>
    </style:style>
    <style:style style:name="P61" style:family="paragraph" style:parent-style-name="Standard">
      <style:text-properties officeooo:rsid="009fac83" officeooo:paragraph-rsid="009fac83"/>
    </style:style>
    <style:style style:name="T1" style:family="text">
      <style:text-properties fo:font-style="italic" style:font-style-asian="italic" style:font-style-complex="italic"/>
    </style:style>
    <style:style style:name="T2" style:family="text">
      <style:text-properties fo:font-style="italic" officeooo:rsid="003f946d" style:font-style-asian="italic" style:font-style-complex="italic"/>
    </style:style>
    <style:style style:name="T3" style:family="text">
      <style:text-properties fo:color="#000000"/>
    </style:style>
    <style:style style:name="T4" style:family="text">
      <style:text-properties fo:color="#000000" fo:font-style="normal" style:font-style-asian="normal" style:font-style-complex="normal"/>
    </style:style>
    <style:style style:name="T5" style:family="text">
      <style:text-properties fo:color="#000000" fo:font-style="normal" officeooo:rsid="0030bd04" style:font-style-asian="normal" style:font-style-complex="normal"/>
    </style:style>
    <style:style style:name="T6" style:family="text">
      <style:text-properties fo:color="#000000" fo:font-style="normal" officeooo:rsid="004a6900" style:font-style-asian="normal" style:font-style-complex="normal"/>
    </style:style>
    <style:style style:name="T7" style:family="text">
      <style:text-properties fo:color="#000000" fo:font-style="normal" officeooo:rsid="004b2bf5" style:font-style-asian="normal" style:font-style-complex="normal"/>
    </style:style>
    <style:style style:name="T8" style:family="text">
      <style:text-properties fo:color="#000000" fo:font-size="12pt" fo:font-weight="normal" officeooo:rsid="006e91e8" style:font-size-asian="12pt" style:font-weight-asian="normal" style:font-size-complex="12pt" style:font-weight-complex="normal"/>
    </style:style>
    <style:style style:name="T9" style:family="text">
      <style:text-properties fo:color="#000000" fo:font-size="12pt" fo:font-weight="normal" officeooo:rsid="008a0394" style:font-size-asian="12pt" style:font-weight-asian="normal" style:font-size-complex="12pt" style:font-weight-complex="normal"/>
    </style:style>
    <style:style style:name="T10" style:family="text">
      <style:text-properties fo:color="#000000" fo:font-size="12pt" fo:font-weight="normal" officeooo:rsid="008afb47" style:font-size-asian="12pt" style:font-weight-asian="normal" style:font-size-complex="12pt" style:font-weight-complex="normal"/>
    </style:style>
    <style:style style:name="T11" style:family="text">
      <style:text-properties fo:color="#000000" officeooo:rsid="0061e5ed"/>
    </style:style>
    <style:style style:name="T12" style:family="text">
      <style:text-properties fo:color="#000000" fo:font-weight="bold" style:font-weight-asian="bold" style:font-weight-complex="bold"/>
    </style:style>
    <style:style style:name="T13" style:family="text">
      <style:text-properties fo:color="#000000" fo:font-weight="bold" officeooo:rsid="0077cf2e" style:font-weight-asian="bold" style:font-weight-complex="bold"/>
    </style:style>
    <style:style style:name="T14" style:family="text">
      <style:text-properties fo:color="#000000" fo:font-weight="bold" officeooo:rsid="007c5db3" style:font-weight-asian="bold" style:font-weight-complex="bold"/>
    </style:style>
    <style:style style:name="T15" style:family="text">
      <style:text-properties fo:color="#000000" fo:font-weight="bold" officeooo:rsid="007f5460" style:font-weight-asian="bold" style:font-weight-complex="bold"/>
    </style:style>
    <style:style style:name="T16" style:family="text">
      <style:text-properties fo:color="#000000" fo:font-weight="bold" officeooo:rsid="00836c68" style:font-weight-asian="bold" style:font-weight-complex="bold"/>
    </style:style>
    <style:style style:name="T17" style:family="text">
      <style:text-properties fo:color="#000000" fo:font-weight="bold" officeooo:rsid="0089cc93" style:font-weight-asian="bold" style:font-weight-complex="bold"/>
    </style:style>
    <style:style style:name="T18" style:family="text">
      <style:text-properties fo:color="#000000" fo:font-weight="bold" officeooo:rsid="008a0394" style:font-weight-asian="bold" style:font-weight-complex="bold"/>
    </style:style>
    <style:style style:name="T19" style:family="text">
      <style:text-properties fo:color="#000000" fo:font-weight="bold" officeooo:rsid="008d3b90" style:font-weight-asian="bold" style:font-weight-complex="bold"/>
    </style:style>
    <style:style style:name="T20" style:family="text">
      <style:text-properties fo:color="#000000" fo:font-weight="bold" officeooo:rsid="008d99d9" style:font-weight-asian="bold" style:font-weight-complex="bold"/>
    </style:style>
    <style:style style:name="T21" style:family="text">
      <style:text-properties fo:color="#000000" officeooo:rsid="0077cf2e"/>
    </style:style>
    <style:style style:name="T22" style:family="text">
      <style:text-properties fo:color="#000000" officeooo:rsid="007c5db3"/>
    </style:style>
    <style:style style:name="T23" style:family="text">
      <style:text-properties fo:color="#000000" officeooo:rsid="007f5460"/>
    </style:style>
    <style:style style:name="T24" style:family="text">
      <style:text-properties fo:color="#000000" officeooo:rsid="00836c68"/>
    </style:style>
    <style:style style:name="T25" style:family="text">
      <style:text-properties fo:color="#000000" officeooo:rsid="0089d315"/>
    </style:style>
    <style:style style:name="T26" style:family="text">
      <style:text-properties fo:color="#000000" officeooo:rsid="008afb47"/>
    </style:style>
    <style:style style:name="T27" style:family="text">
      <style:text-properties fo:color="#000000" officeooo:rsid="008b8575"/>
    </style:style>
    <style:style style:name="T28" style:family="text">
      <style:text-properties fo:color="#000000" officeooo:rsid="008d3b90"/>
    </style:style>
    <style:style style:name="T29" style:family="text">
      <style:text-properties fo:color="#000000" officeooo:rsid="008ed7aa"/>
    </style:style>
    <style:style style:name="T30" style:family="text">
      <style:text-properties fo:color="#000000" officeooo:rsid="008f694e"/>
    </style:style>
    <style:style style:name="T31" style:family="text">
      <style:text-properties fo:color="#000000" officeooo:rsid="008fa096"/>
    </style:style>
    <style:style style:name="T32" style:family="text">
      <style:text-properties fo:font-weight="bold" style:font-weight-asian="bold" style:font-weight-complex="bold"/>
    </style:style>
    <style:style style:name="T33" style:family="text">
      <style:text-properties fo:font-weight="bold" officeooo:rsid="001b813a" style:font-weight-asian="bold" style:font-weight-complex="bold"/>
    </style:style>
    <style:style style:name="T34" style:family="text">
      <style:text-properties fo:font-weight="bold" officeooo:rsid="001e49da" style:font-weight-asian="bold" style:font-weight-complex="bold"/>
    </style:style>
    <style:style style:name="T35" style:family="text">
      <style:text-properties fo:font-weight="bold" officeooo:rsid="00230364" style:font-weight-asian="bold" style:font-weight-complex="bold"/>
    </style:style>
    <style:style style:name="T36" style:family="text">
      <style:text-properties fo:font-weight="bold" officeooo:rsid="0026bfd2" style:font-weight-asian="bold" style:font-weight-complex="bold"/>
    </style:style>
    <style:style style:name="T37" style:family="text">
      <style:text-properties fo:font-weight="bold" officeooo:rsid="002919f9" style:font-weight-asian="bold" style:font-weight-complex="bold"/>
    </style:style>
    <style:style style:name="T38" style:family="text">
      <style:text-properties fo:font-weight="bold" officeooo:rsid="003e7037" style:font-weight-asian="bold" style:font-weight-complex="bold"/>
    </style:style>
    <style:style style:name="T39" style:family="text">
      <style:text-properties fo:font-weight="bold" officeooo:rsid="00493bce" style:font-weight-asian="bold" style:font-weight-complex="bold"/>
    </style:style>
    <style:style style:name="T40" style:family="text">
      <style:text-properties fo:font-weight="bold" officeooo:rsid="004b83b4" style:font-weight-asian="bold" style:font-weight-complex="bold"/>
    </style:style>
    <style:style style:name="T41" style:family="text">
      <style:text-properties fo:font-weight="bold" officeooo:rsid="00592633" style:font-weight-asian="bold" style:font-weight-complex="bold"/>
    </style:style>
    <style:style style:name="T42" style:family="text">
      <style:text-properties fo:font-weight="bold" officeooo:rsid="00639ba0" style:font-weight-asian="bold" style:font-weight-complex="bold"/>
    </style:style>
    <style:style style:name="T43" style:family="text">
      <style:text-properties fo:font-weight="bold" officeooo:rsid="0068d260" style:font-weight-asian="bold" style:font-weight-complex="bold"/>
    </style:style>
    <style:style style:name="T44" style:family="text">
      <style:text-properties fo:font-weight="bold" officeooo:rsid="006c930f" style:font-weight-asian="bold" style:font-weight-complex="bold"/>
    </style:style>
    <style:style style:name="T45" style:family="text">
      <style:text-properties officeooo:rsid="0015423c"/>
    </style:style>
    <style:style style:name="T46" style:family="text">
      <style:text-properties officeooo:rsid="00230364"/>
    </style:style>
    <style:style style:name="T47" style:family="text">
      <style:text-properties officeooo:rsid="0037a6ec"/>
    </style:style>
    <style:style style:name="T48" style:family="text">
      <style:text-properties officeooo:rsid="003f946d"/>
    </style:style>
    <style:style style:name="T49" style:family="text">
      <style:text-properties officeooo:rsid="004b2bf5"/>
    </style:style>
    <style:style style:name="T50" style:family="text">
      <style:text-properties officeooo:rsid="00519eaf"/>
    </style:style>
    <style:style style:name="T51" style:family="text">
      <style:text-properties officeooo:rsid="005829b3"/>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normal" officeooo:rsid="008a0394" style:font-size-asian="12pt" style:font-weight-asian="normal" style:font-size-complex="12pt" style:font-weight-complex="normal"/>
    </style:style>
    <style:style style:name="T54" style:family="text">
      <style:text-properties fo:font-size="12pt" fo:font-weight="normal" officeooo:rsid="005e9a8c" style:font-size-asian="12pt" style:font-weight-asian="normal" style:font-size-complex="12pt" style:font-weight-complex="normal"/>
    </style:style>
    <style:style style:name="T55" style:family="text">
      <style:text-properties fo:font-size="12pt" fo:font-weight="normal" officeooo:rsid="008afb47" style:font-size-asian="12pt" style:font-weight-asian="normal" style:font-size-complex="12pt" style:font-weight-complex="normal"/>
    </style:style>
    <style:style style:name="T56" style:family="text">
      <style:text-properties officeooo:rsid="0099cf41"/>
    </style:style>
    <style:style style:name="T57" style:family="text">
      <style:text-properties fo:color="#3333ff" fo:font-size="12pt" fo:font-weight="normal" style:font-size-asian="12pt" style:font-weight-asian="normal" style:font-size-complex="12pt" style:font-weight-complex="normal"/>
    </style:style>
    <style:style style:name="T58" style:family="text">
      <style:text-properties fo:color="#3333ff" fo:font-size="12pt" fo:font-weight="normal" officeooo:rsid="005e9a8c"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t with Traders Episode <text:span text:style-name="T45">3</text:span></text:p>
      <text:p text:style-name="P2">29 May 2017</text:p>
      <text:p text:style-name="P2"><text:span text:style-name="T45">Penny Stock Millionaire</text:span>. <text:span text:style-name="T45">Timothy Skyes</text:span>.</text:p>
      <text:p text:style-name="P2"/>
      <text:p text:style-name="P3">Summary</text:p>
      <text:p text:style-name="P8">Use a lot of fundamental analysis to determine which stocks are scams. Deep understanding of markets required here, and most of the work is outside the numbers and in real-time events and financial understandings.</text:p>
      <text:p text:style-name="P6"/>
      <text:p text:style-name="P4">Tips</text:p>
      <text:p text:style-name="P16"><text:span text:style-name="T5">G</text:span><text:span text:style-name="T4">et a mentor.</text:span></text:p>
      <text:p text:style-name="P33"><text:span text:style-name="T5">These are long shots. Don’t really believe in their success, just ride their momentum. Play in and out of volatility.</text:span></text:p>
      <text:p text:style-name="P33"><text:span text:style-name="T6">Only play stocks that go up. </text:span><text:span text:style-name="T7">If you can catch the trend, ride it. If you think the trend is dying, then short against it.</text:span></text:p>
      <text:p text:style-name="P9">Analyze the SEC filings and ask yourself: who really benefits if this stock <text:span text:style-name="T56">changes?</text:span></text:p>
      <text:p text:style-name="P51"><text:span text:style-name="T3">If you’re in a losing streak, don’t try to get it all back right away. Trade smaller and gradually grow back up.</text:span></text:p>
      <text:p text:style-name="P5"/>
      <text:p text:style-name="P5">Resources</text:p>
      <text:p text:style-name="P61">Websites:</text:p>
      <text:p text:style-name="P15"><text:tab/><text:span text:style-name="T54">OTCmarkets.com</text:span></text:p>
      <text:p text:style-name="P15"><text:span text:style-name="T54"><text:tab/></text:span><text:span text:style-name="T52">profit.ly</text:span></text:p>
      <text:p text:style-name="P15"><text:span text:style-name="T54"/></text:p>
      <text:p text:style-name="P15"><text:span text:style-name="T54">B</text:span><text:span text:style-name="T52">ooks:</text:span></text:p>
      <text:p text:style-name="P15"><text:span text:style-name="T52"><text:tab/></text:span><text:span text:style-name="T53">Psychology of trading by Dr. Brett </text:span><text:span text:style-name="T55">Stein Bardran</text:span></text:p>
      <text:p text:style-name="P58"/>
      <text:p text:style-name="P57"/>
      <text:p text:style-name="P3">Notes</text:p>
      <text:p text:style-name="P3"/>
      <text:p text:style-name="P17">Penny stocks are a world of their own, and often refereed to as ‘the gutter of the stock market’. But as today’s guest discovered, this world can be an incredibly lucrative one. Timothy Sykes joins us here on the third episode of Chat With Traders to share his passion for playing penny stocks, and how traders can benefit from common scams and manipulation.</text:p>
      <text:p text:style-name="P17"/>
      <text:p text:style-name="P17"><text:tab/><text:span text:style-name="T33">What about to stock market appealed to you?</text:span></text:p>
      <text:p text:style-name="P18">Penny stocks move fast. Grew account from 12k to 120k senior year high school.</text:p>
      <text:p text:style-name="P18"/>
      <text:p text:style-name="P18"><text:tab/><text:span text:style-name="T34">How did you know what you were doing?</text:span></text:p>
      <text:p text:style-name="P19">Trial and error.</text:p>
      <text:p text:style-name="P20">Pattern recognition: which strategies work.</text:p>
      <text:p text:style-name="P21">Understand how the market works and get a me<text:span text:style-name="T46">ntor.</text:span></text:p>
      <text:p text:style-name="P21"/>
      <text:p text:style-name="P21"><text:tab/><text:span text:style-name="T35">What did you struggle with the most?</text:span></text:p>
      <text:p text:style-name="P22">Easy market in early 2000s.</text:p>
      <text:p text:style-name="P22">How do I deal with all the money I make so quickly? </text:p>
      <text:p text:style-name="P22"/>
      <text:p text:style-name="P22"><text:soft-page-break/><text:tab/><text:span text:style-name="T36">How did you know you were on track for great success in the markets?</text:span></text:p>
      <text:p text:style-name="P23">Overtime, refined the specialized pattern. Then when it pops up again, I know what it will do.</text:p>
      <text:p text:style-name="P23"/>
      <text:p text:style-name="P23"><text:tab/><text:span text:style-name="T37">Key benefits and disadvantages of penny stocks?</text:span></text:p>
      <text:p text:style-name="P24">Everyone hates penny stocks.</text:p>
      <text:p text:style-name="P25">Scams are easy to spot.</text:p>
      <text:p text:style-name="P26">Bad information is everywhere.</text:p>
      <text:p text:style-name="P27">Brokers don’t like dealing with Penny Stocks.</text:p>
      <text:p text:style-name="P28">Companies that are not scams only have 1 or 2 products.</text:p>
      <text:p text:style-name="P29">Catch momentum from news events.</text:p>
      <text:p text:style-name="P30">They can move so quickly, easy to get into for smaller accounts. Not much <text:span text:style-name="T47">competition.</text:span></text:p>
      <text:p text:style-name="P30"/>
      <text:p text:style-name="P30"><text:tab/><text:span text:style-name="T38">What is a Penny Stock and where are they listed?</text:span></text:p>
      <text:p text:style-name="P31">Any stock trading under $5 share. Basically low price.</text:p>
      <text:p text:style-name="P31">Trade on every exchange. NYSE, <text:span text:style-name="T1">NASDAQ, </text:span><text:span text:style-name="T2">OTC Bulletin Boards</text:span><text:span text:style-name="T48">, and Pink Sheets (danger: no SEC required). </text:span></text:p>
      <text:p text:style-name="P32">These are long shots. Don’t really believe in their success, just ride their momentum. Play in and out of volatility.</text:p>
      <text:p text:style-name="P32"/>
      <text:p text:style-name="P32"><text:tab/><text:span text:style-name="T39">How do you research stocks?</text:span></text:p>
      <text:p text:style-name="P34">Penny stocks: Either a scam or not.</text:p>
      <text:p text:style-name="P35">Only play stocks that go up. <text:span text:style-name="T49">If you can catch the trend, ride it. If you think the trend is dying, then short against it.</text:span></text:p>
      <text:p text:style-name="P35"/>
      <text:p text:style-name="P35"><text:tab/><text:span text:style-name="T40">How to detect scams?</text:span></text:p>
      <text:p text:style-name="P36">Scam: insiders and beneficiaries have millions of shares. They try to raise the stock price by getting others involved so that their value goes up. <text:span text:style-name="T50">Then they dump it.</text:span></text:p>
      <text:p text:style-name="P37">SEC filings: Who is it benefiting if the stock spikes?</text:p>
      <text:p text:style-name="P39">Very unethical <text:span text:style-name="T51">strategy.</text:span></text:p>
      <text:p text:style-name="P40"><text:span text:style-name="T11">*Lots of fundamental analysis required to detect scams.</text:span></text:p>
      <text:p text:style-name="P41"><text:span text:style-name="T11">These companies don’t actually care about developing into good companies. They just do things that raise their stock price to try to get money.</text:span></text:p>
      <text:p text:style-name="P38"/>
      <text:p text:style-name="P38"><text:tab/><text:span text:style-name="T41">How can we gain access to a companies SEC filings?</text:span></text:p>
      <text:p text:style-name="P60">OTCmarkets.com</text:p>
      <text:p text:style-name="P11"/>
      <text:p text:style-name="P11"><text:tab/><text:span text:style-name="T42">Which way do you trade pump and dumps?</text:span></text:p>
      <text:p text:style-name="P12">SEC cracks down on scams a lot, so now I just short against.</text:p>
      <text:p text:style-name="P12"/>
      <text:p text:style-name="P12"><text:tab/><text:span text:style-name="T32">Are you a day trader?</text:span></text:p>
      <text:p text:style-name="P12">Usually between 0-3 days.</text:p>
      <text:p text:style-name="P12"/>
      <text:p text:style-name="P12"><text:tab/><text:span text:style-name="T43">How do you define exit point?</text:span></text:p>
      <text:p text:style-name="P13">I suck at exiting. I usually only get 20% of a 70% move.</text:p>
      <text:p text:style-name="P14">Much better teacher than a trader.</text:p>
      <text:p text:style-name="P14"/>
      <text:p text:style-name="P14"><text:tab/><text:span text:style-name="T44">Why do you expose celebrities who support scams?</text:span></text:p>
      <text:p text:style-name="P42"><text:span text:style-name="T3">They just don’t know what they’re talking about.</text:span></text:p>
      <text:p text:style-name="P42"><text:span text:style-name="T3"/></text:p>
      <text:p text:style-name="P42"><text:soft-page-break/><text:span text:style-name="T3"><text:tab/></text:span><text:span text:style-name="T13">With penny stocks, the product is actually the stock. Why is that?</text:span></text:p>
      <text:p text:style-name="P43"><text:span text:style-name="T21">P</text:span><text:span text:style-name="T3">eople hate penny stocks, but they should hate themselves for getting scammed.</text:span></text:p>
      <text:p text:style-name="P44"><text:span text:style-name="T3">SEC should educate investors better.</text:span></text:p>
      <text:p text:style-name="P44"><text:span text:style-name="T3"/></text:p>
      <text:p text:style-name="P44"><text:span text:style-name="T3"><text:tab/></text:span><text:span text:style-name="T14">How do you manage risk and cut losses?</text:span></text:p>
      <text:p text:style-name="P45"><text:span text:style-name="T22">Y</text:span><text:span text:style-name="T3">ou have to cut very quickly, not gradually. If a stock falls, it falls all the way, not gradually.</text:span></text:p>
      <text:p text:style-name="P45"><text:span text:style-name="T3"/></text:p>
      <text:p text:style-name="P45"><text:span text:style-name="T3"><text:tab/></text:span><text:span text:style-name="T15">Where do you see entry level traders slipping up?</text:span></text:p>
      <text:p text:style-name="P46"><text:span text:style-name="T23">C</text:span><text:span text:style-name="T3">ut your losses quicker. </text:span></text:p>
      <text:p text:style-name="P46"><text:span text:style-name="T3">If you’re wrong, just get out.</text:span></text:p>
      <text:p text:style-name="P47"><text:span text:style-name="T3">Shouldn’t be scared if you just lose a little. You don’t have to win every single time.</text:span></text:p>
      <text:p text:style-name="P47"><text:span text:style-name="T3"/></text:p>
      <text:p text:style-name="P47"><text:span text:style-name="T3"><text:tab/></text:span><text:span text:style-name="T16">What stops traders from being successful?</text:span></text:p>
      <text:p text:style-name="P48"><text:span text:style-name="T24">C</text:span><text:span text:style-name="T3">omes down to discipline. Go in with a game plan, and stick to it.</text:span></text:p>
      <text:p text:style-name="P49"><text:span text:style-name="T3">Understand how the market works, how to position, how to cut losses, etc.</text:span></text:p>
      <text:p text:style-name="P49"><text:span text:style-name="T3">Include these things in a trading plan.</text:span></text:p>
      <text:p text:style-name="P50"><text:span text:style-name="T3">Learn from a mentor.</text:span></text:p>
      <text:p text:style-name="P50"><text:span text:style-name="T3"/></text:p>
      <text:p text:style-name="P50"><text:span text:style-name="T3"><text:tab/></text:span><text:span text:style-name="T12">How do you deal with the emotional side of trading?</text:span></text:p>
      <text:p text:style-name="P50"><text:span text:style-name="T3">Take it one trade at a time.<text:line-break/>If you’re in a losing streak, don’t try to get it all back right away. Trade smaller and gradually grow back up.</text:span></text:p>
      <text:p text:style-name="P50"><text:span text:style-name="T3"/></text:p>
      <text:p text:style-name="P50"><text:span text:style-name="T3"><text:tab/></text:span><text:span text:style-name="T17">Best advice ever received?</text:span></text:p>
      <text:p text:style-name="P52"><text:span text:style-name="T3">You have a great track record, but you’re not scar</text:span><text:span text:style-name="T25">r</text:span><text:span text:style-name="T3">ed yet. </text:span><text:span text:style-name="T25">Once you have a big loss, then it makes you wiser.</text:span></text:p>
      <text:p text:style-name="P52"><text:span text:style-name="T25"/></text:p>
      <text:p text:style-name="P52"><text:span text:style-name="T25"><text:tab/></text:span><text:span text:style-name="T18">Best trading resource?</text:span></text:p>
      <text:p text:style-name="P53"><text:span text:style-name="T3">Twitter is an amazing resource for breaking news.</text:span></text:p>
      <text:p text:style-name="P53"><text:span text:style-name="T3"/></text:p>
      <text:p text:style-name="P53"><text:span text:style-name="T3"><text:tab/></text:span><text:span text:style-name="T12">Good book to read?</text:span></text:p>
      <text:p text:style-name="P53"><text:span text:style-name="T3">Psychology of trading by Dr. Brett </text:span><text:span text:style-name="T26">Stein Bardran. </text:span><text:span text:style-name="T27">Not for newbies.</text:span></text:p>
      <text:p text:style-name="P53"><text:span text:style-name="T27"/></text:p>
      <text:p text:style-name="P53"><text:span text:style-name="T27"><text:tab/></text:span><text:span text:style-name="T19">What would you have done differently?</text:span></text:p>
      <text:p text:style-name="P54"><text:span text:style-name="T28">W</text:span><text:span text:style-name="T3">ould have gotten a mentor.</text:span></text:p>
      <text:p text:style-name="P54"><text:span text:style-name="T3"/></text:p>
      <text:p text:style-name="P54"><text:span text:style-name="T3"><text:tab/></text:span><text:span text:style-name="T20">Special Offer</text:span></text:p>
      <text:p text:style-name="P55"><text:span text:style-name="T3">profit.ly/guru </text:span><text:span text:style-name="T29">TraderChats </text:span><text:span text:style-name="T30">for 10% off annual newslette</text:span><text:span text:style-name="T31">rs.</text:span></text:p>
      <text:p text:style-name="P56"><text:span text:style-name="T31">T</text:span><text:span text:style-name="T3">imothysykes.com</text:span></text:p>
      <text:p text:style-name="P56"><text:span text:style-name="T3">profit.ly</text:span></text:p>
      <text:p text:style-name="P18"/>
      <text:p text:style-name="P18"/>
      <text:p text:style-name="P2"/>
      <text:p text:style-name="P2"/>
      <text:p text:style-name="P2"/>
      <text:p text:style-name="P10"/>
      <text:p text:style-name="P59"><text:line-break/><text:line-break/></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YouTube Noto" svg:font-family="'YouTube Noto',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9:12:38.612666412</meta:creation-date>
    <dc:date>2017-05-29T19:58:15.724150008</dc:date>
    <meta:editing-duration>PT44M44S</meta:editing-duration>
    <meta:editing-cycles>110</meta:editing-cycles>
    <meta:generator>LibreOffice/5.1.6.2$Linux_X86_64 LibreOffice_project/10m0$Build-2</meta:generator>
    <meta:document-statistic meta:table-count="0" meta:image-count="0" meta:object-count="0" meta:page-count="4" meta:paragraph-count="91" meta:word-count="871" meta:character-count="4902" meta:non-whitespace-character-count="4090"/>
  </office:meta>
</office:document-meta>
</file>